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7cm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3.175cm" svg:height="1.905cm" svg:x="3.035cm" svg:y="17.07cm">
          <text:p text:style-name="P1">Craw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" draw:id="id3">
          <draw:g>
            <draw:path draw:style-name="gr2" draw:text-style-name="P1" draw:layer="layout" svg:width="3.174cm" svg:height="2.031cm" draw:transform="rotate (3.1415926535892) translate (6.00700000000603cm 8.9549999999953cm)" svg:viewBox="0 0 3175 2032" svg:d="m3175 2032v-1524c0-289-687-508-1587-508s-1588 219-1588 508v1524z">
              <text:p/>
            </draw:path>
            <draw:custom-shape draw:style-name="gr2" draw:text-style-name="P1" draw:layer="layout" svg:width="3.175cm" svg:height="1.016cm" svg:x="2.833cm" svg:y="6.4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" draw:layer="layout" svg:width="3.177cm" svg:height="0.962cm" svg:x="3.133cm" svg:y="7.685cm">
            <draw:text-box>
              <text:p>Corpus</text:p>
            </draw:text-box>
          </draw:frame>
        </draw:g>
        <draw:g xml:id="id9" draw:id="id9">
          <draw:g>
            <draw:path draw:style-name="gr2" draw:text-style-name="P1" draw:layer="layout" svg:width="3.174cm" svg:height="2.031cm" draw:transform="rotate (3.1415926535892) translate (24.020000000006cm 9.0189999999953cm)" svg:viewBox="0 0 3175 2032" svg:d="m3175 2032v-1524c0-289-687-508-1587-508s-1588 219-1588 508v1524z">
              <text:p/>
            </draw:path>
            <draw:custom-shape draw:style-name="gr2" draw:text-style-name="P1" draw:layer="layout" svg:width="3.175cm" svg:height="1.017cm" svg:x="20.846cm" svg:y="6.4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4" draw:layer="layout" svg:width="3.175cm" svg:height="1.52cm" svg:x="21.45cm" svg:y="7.735cm">
            <draw:text-box>
              <text:p>Index</text:p>
            </draw:text-box>
          </draw:frame>
        </draw:g>
        <draw:g xml:id="id10" draw:id="id10">
          <draw:glue-point draw:id="4" svg:x="2.549cm" svg:y="-0.182cm"/>
          <draw:glue-point draw:id="5" svg:x="2.549cm" svg:y="-0.182cm" draw:escape-direction="right"/>
          <draw:glue-point draw:id="6" svg:x="-2.442cm" svg:y="4.254cm"/>
          <draw:glue-point draw:id="7" svg:x="-4.998cm" svg:y="-0.561cm"/>
          <draw:glue-point draw:id="8" svg:x="4.138cm" svg:y="-0.561cm"/>
          <draw:g xml:id="id1" draw:id="id1">
            <draw:path draw:style-name="gr2" draw:text-style-name="P1" draw:layer="layout" svg:width="3.169cm" svg:height="2.031cm" draw:transform="rotate (3.1415926535892) translate (14.6650078616412cm 19.5149999999953cm)" svg:viewBox="0 0 3170 2032" svg:d="m3170 2032v-1524c0-289-686-508-1584-508s-1586 219-1586 508v1524z">
              <text:p/>
            </draw:path>
            <draw:custom-shape draw:style-name="gr2" draw:text-style-name="P1" draw:layer="layout" svg:width="3.17cm" svg:height="1.017cm" svg:x="11.496cm" svg:y="16.9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4" draw:layer="layout" svg:width="3.804cm" svg:height="1.52cm" svg:x="11.501cm" svg:y="18.092cm">
            <draw:text-box>
              <text:p>Keywords</text:p>
            </draw:text-box>
          </draw:frame>
        </draw:g>
        <draw:g xml:id="id4" draw:id="id4">
          <draw:custom-shape draw:style-name="gr5" draw:text-style-name="P1" draw:layer="layout" svg:width="6.985cm" svg:height="3.175cm" svg:x="9.855cm" svg:y="2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.08cm" svg:height="1.27cm" svg:x="10.49cm" svg:y="3.54cm">
            <text:p text:style-name="P1">State Machin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layer="layout" svg:width="4.445cm" svg:height="1.52cm" svg:x="10.233cm" svg:y="2.304cm">
            <draw:text-box>
              <text:p>Indexer</text:p>
            </draw:text-box>
          </draw:frame>
        </draw:g>
        <draw:g xml:id="id5" draw:id="id5">
          <draw:custom-shape draw:style-name="gr5" draw:text-style-name="P1" draw:layer="layout" svg:width="6.985cm" svg:height="3.175cm" svg:x="9.855cm" svg:y="6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.08cm" svg:height="1.27cm" svg:x="10.49cm" svg:y="7.35cm">
            <text:p text:style-name="P1">State Machin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layer="layout" svg:width="4.445cm" svg:height="1.52cm" svg:x="10.233cm" svg:y="6.114cm">
            <draw:text-box>
              <text:p>Indexer</text:p>
            </draw:text-box>
          </draw:frame>
        </draw:g>
        <draw:g xml:id="id6" draw:id="id6">
          <draw:custom-shape draw:style-name="gr5" draw:text-style-name="P1" draw:layer="layout" svg:width="6.985cm" svg:height="3.175cm" svg:x="9.855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xml:id="id2" draw:id="id2" draw:layer="layout" svg:width="5.08cm" svg:height="1.27cm" svg:x="10.49cm" svg:y="11.16cm">
            <text:p text:style-name="P1">State Machin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layer="layout" svg:width="4.445cm" svg:height="1.52cm" svg:x="10.233cm" svg:y="9.924cm">
            <draw:text-box>
              <text:p>Indexer</text:p>
            </draw:text-box>
          </draw:frame>
        </draw:g>
        <draw:custom-shape draw:style-name="gr1" draw:text-style-name="P1" xml:id="id8" draw:id="id8" draw:layer="layout" svg:width="3.175cm" svg:height="1.905cm" svg:x="21.12cm" svg:y="17.21cm">
          <text:p text:style-name="P1">Search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3.08cm" svg:y1="16.975cm" svg:x2="13.03cm" svg:y2="12.43cm" draw:start-shape="id1" draw:start-glue-point="0" draw:end-shape="id2" svg:d="m13080 16975v-2272h-50v-2273">
          <text:p/>
        </draw:connector>
        <draw:connector draw:style-name="gr7" draw:text-style-name="P1" draw:layer="layout" svg:x1="6.31cm" svg:y1="7.685cm" svg:x2="9.855cm" svg:y2="3.857cm" draw:start-shape="id3" draw:end-shape="id4" draw:end-glue-point="3" svg:d="m6310 7685h1772v-3828h1773">
          <text:p/>
        </draw:connector>
        <draw:connector draw:style-name="gr7" draw:text-style-name="P1" draw:layer="layout" svg:x1="6.31cm" svg:y1="7.685cm" svg:x2="9.855cm" svg:y2="7.667cm" draw:start-shape="id3" draw:end-shape="id5" svg:d="m6310 7685h1772v-18h1773">
          <text:p/>
        </draw:connector>
        <draw:connector draw:style-name="gr7" draw:text-style-name="P1" draw:layer="layout" svg:x1="6.31cm" svg:y1="7.685cm" svg:x2="9.855cm" svg:y2="11.477cm" draw:start-shape="id3" draw:end-shape="id6" draw:end-glue-point="3" svg:d="m6310 7685h1772v3792h1773">
          <text:p/>
        </draw:connector>
        <draw:connector draw:style-name="gr7" draw:text-style-name="P1" draw:layer="layout" svg:x1="4.622cm" svg:y1="17.07cm" svg:x2="4.571cm" svg:y2="8.955cm" draw:start-shape="id7" draw:end-shape="id3" svg:d="m4622 17070v-4058h-51v-4057">
          <text:p/>
        </draw:connector>
        <draw:connector draw:style-name="gr7" draw:text-style-name="P1" draw:layer="layout" svg:x1="22.707cm" svg:y1="17.21cm" svg:x2="22.735cm" svg:y2="9.255cm" draw:start-shape="id8" draw:end-shape="id9" svg:d="m22707 17210v-3978h28v-3977">
          <text:p/>
        </draw:connector>
        <draw:connector draw:style-name="gr8" draw:text-style-name="P1" draw:layer="layout" svg:x1="16.84cm" svg:y1="3.857cm" svg:x2="20.845cm" svg:y2="7.867cm" draw:start-shape="id4" draw:end-shape="id9" svg:d="m16840 3857h2003v4010h2002">
          <text:p/>
        </draw:connector>
        <draw:connector draw:style-name="gr8" draw:text-style-name="P1" draw:layer="layout" svg:x1="16.84cm" svg:y1="7.667cm" svg:x2="20.845cm" svg:y2="7.867cm" draw:start-shape="id5" draw:end-shape="id9" svg:d="m16840 7667h2003v200h2002">
          <text:p/>
        </draw:connector>
        <draw:connector draw:style-name="gr7" draw:text-style-name="P1" draw:layer="layout" svg:x1="16.84cm" svg:y1="11.477cm" svg:x2="20.845cm" svg:y2="7.867cm" draw:start-shape="id6" draw:end-shape="id9" draw:end-glue-point="3" svg:d="m16840 11477h2003v-3610h2002">
          <text:p/>
        </draw:connector>
        <draw:frame draw:style-name="gr9" draw:layer="layout" svg:width="3.81cm" svg:height="0.962cm" svg:x="4.605cm" svg:y="13.203cm">
          <draw:text-box>
            <text:p>documents</text:p>
          </draw:text-box>
        </draw:frame>
        <draw:frame draw:style-name="gr9" draw:layer="layout" svg:width="3.81cm" svg:height="0.962cm" svg:x="22.725cm" svg:y="13.495cm">
          <draw:text-box>
            <text:p>queries</text:p>
          </draw:text-box>
        </draw:frame>
        <draw:connector draw:style-name="gr7" draw:text-style-name="P1" draw:layer="layout" svg:x1="21.12cm" svg:y1="18.162cm" svg:x2="14.976cm" svg:y2="18.146cm" draw:start-shape="id8" draw:end-shape="id10" draw:end-glue-point="8" svg:d="m21120 18162h-2908v-16h-32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tin Kamerman</meta:initial-creator>
    <meta:creation-date>2011-05-11T16:01:31</meta:creation-date>
    <dc:date>2011-05-12T11:50:58</dc:date>
    <dc:creator>Justin Kamerman</dc:creator>
    <meta:editing-duration>PT58M14S</meta:editing-duration>
    <meta:editing-cycles>5</meta:editing-cycles>
    <meta:generator>LibreOffice/3.3$Linux LibreOffice_project/330m19$Build-202</meta:generator>
    <meta:document-statistic meta:object-count="41"/>
  </office:meta>
</office:document-meta>
</file>